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style>
    <style:style style:name="P2" style:family="paragraph" style:parent-style-name="Standard">
      <style:paragraph-properties style:line-height-at-least="0.198in"/>
      <style:text-properties officeooo:paragraph-rsid="00063ca8"/>
    </style:style>
    <style:style style:name="P3" style:family="paragraph" style:parent-style-name="Standard">
      <style:paragraph-properties style:line-height-at-least="0.198in"/>
      <style:text-properties officeooo:paragraph-rsid="000701ba"/>
    </style:style>
    <style:style style:name="P4" style:family="paragraph" style:parent-style-name="Standard">
      <style:paragraph-properties style:line-height-at-least="0.198in"/>
      <style:text-properties officeooo:paragraph-rsid="000a6968"/>
    </style:style>
    <style:style style:name="P5" style:family="paragraph" style:parent-style-name="Standard">
      <style:paragraph-properties style:line-height-at-least="0.198in"/>
      <style:text-properties fo:color="#000000" style:font-name="Droid Sans Mono" fo:font-size="10.5pt" fo:font-weight="bold" fo:background-color="transparent"/>
    </style:style>
    <style:style style:name="P6" style:family="paragraph" style:parent-style-name="Standard">
      <style:paragraph-properties style:line-height-at-least="0.198in"/>
      <style:text-properties fo:color="#000000" style:font-name="Droid Sans Mono" fo:font-size="10.5pt" fo:font-weight="bold" officeooo:paragraph-rsid="00010004" fo:background-color="transparent"/>
    </style:style>
    <style:style style:name="P7" style:family="paragraph" style:parent-style-name="Standard">
      <style:paragraph-properties style:line-height-at-least="0.198in"/>
      <style:text-properties fo:color="#000000" style:font-name="Droid Sans Mono" fo:font-size="10.5pt" fo:font-weight="bold" officeooo:rsid="00010004" officeooo:paragraph-rsid="00010004" fo:background-color="transparent"/>
    </style:style>
    <style:style style:name="P8" style:family="paragraph" style:parent-style-name="Standard">
      <style:paragraph-properties style:line-height-at-least="0.198in"/>
      <style:text-properties fo:color="#000000" style:font-name="Droid Sans Mono" fo:font-size="10.5pt" fo:font-weight="normal" fo:background-color="transparent"/>
    </style:style>
    <style:style style:name="P9" style:family="paragraph" style:parent-style-name="Standard">
      <style:paragraph-properties style:line-height-at-least="0.198in"/>
      <style:text-properties fo:color="#000000" style:font-name="Droid Sans Mono" fo:font-size="10.5pt" fo:font-weight="normal" officeooo:paragraph-rsid="00063ca8" fo:background-color="transparent"/>
    </style:style>
    <style:style style:name="P10" style:family="paragraph" style:parent-style-name="Standard">
      <style:paragraph-properties style:line-height-at-least="0.198in"/>
      <style:text-properties fo:color="#000000" style:font-name="Droid Sans Mono" fo:font-size="10.5pt" fo:font-weight="normal" officeooo:paragraph-rsid="00063ca8" fo:background-color="transparent" style:font-weight-asian="normal" style:font-weight-complex="normal"/>
    </style:style>
    <style:style style:name="P11" style:family="paragraph" style:parent-style-name="Standard">
      <style:text-properties fo:color="#000000" fo:background-color="transparent"/>
    </style:style>
    <style:style style:name="P12" style:family="paragraph" style:parent-style-name="Standard">
      <style:paragraph-properties style:line-height-at-least="0.198in"/>
      <style:text-properties fo:color="#000000" fo:background-color="transparent"/>
    </style:style>
    <style:style style:name="P13" style:family="paragraph" style:parent-style-name="Standard">
      <style:paragraph-properties style:line-height-at-least="0.198in"/>
      <style:text-properties fo:color="#000000" officeooo:paragraph-rsid="0004610b" fo:background-color="transparent"/>
    </style:style>
    <style:style style:name="P14" style:family="paragraph" style:parent-style-name="Standard">
      <style:paragraph-properties style:line-height-at-least="0.198in"/>
      <style:text-properties fo:color="#000000" officeooo:paragraph-rsid="000701ba" fo:background-color="transparent"/>
    </style:style>
    <style:style style:name="P15" style:family="paragraph" style:parent-style-name="Standard">
      <style:paragraph-properties style:line-height-at-least="0.198in"/>
      <style:text-properties fo:color="#000000" officeooo:rsid="0004610b" officeooo:paragraph-rsid="0004610b" fo:background-color="transparent"/>
    </style:style>
    <style:style style:name="P16" style:family="paragraph" style:parent-style-name="Standard">
      <style:paragraph-properties style:line-height-at-least="0.198in"/>
      <style:text-properties fo:color="#000000" officeooo:rsid="000a0fb7" officeooo:paragraph-rsid="000a0fb7" fo:background-color="transparent"/>
    </style:style>
    <style:style style:name="P17" style:family="paragraph" style:parent-style-name="Standard">
      <style:paragraph-properties style:line-height-at-least="0.198in"/>
      <style:text-properties fo:color="#000000" officeooo:rsid="000a6968" officeooo:paragraph-rsid="000a6968" fo:background-color="transparent"/>
    </style:style>
    <style:style style:name="P18" style:family="paragraph" style:parent-style-name="Standard">
      <style:paragraph-properties style:line-height-at-least="0.198in"/>
      <style:text-properties officeooo:rsid="000a0fb7" officeooo:paragraph-rsid="000a0fb7"/>
    </style:style>
    <style:style style:name="P19" style:family="paragraph" style:parent-style-name="Standard">
      <style:paragraph-properties fo:margin-top="0in" fo:margin-bottom="0.1965in" loext:contextual-spacing="false" style:line-height-at-least="0.198in"/>
      <style:text-properties fo:color="#000000" style:font-name="Droid Sans Mono" fo:font-size="10.5pt" fo:font-weight="normal" fo:background-color="transparent"/>
    </style:style>
    <style:style style:name="T1" style:family="text">
      <style:text-properties officeooo:rsid="00010004"/>
    </style:style>
    <style:style style:name="T2" style:family="text">
      <style:text-properties officeooo:rsid="0004610b"/>
    </style:style>
    <style:style style:name="T3" style:family="text">
      <style:text-properties style:font-name="Droid Sans Mono" fo:font-size="10.5pt" fo:font-weight="bold" officeooo:rsid="0004610b"/>
    </style:style>
    <style:style style:name="T4" style:family="text">
      <style:text-properties style:font-name="Droid Sans Mono" fo:font-size="10.5pt" fo:font-weight="normal"/>
    </style:style>
    <style:style style:name="T5" style:family="text">
      <style:text-properties fo:color="#000000" style:font-name="Droid Sans Mono" fo:font-size="10.5pt" fo:font-weight="normal" fo:background-color="transparent" loext:char-shading-value="0"/>
    </style:style>
    <style:style style:name="T6" style:family="text">
      <style:text-properties fo:color="#000000" style:font-name="Droid Sans Mono" fo:font-size="10.5pt" fo:font-weight="normal" officeooo:rsid="0004610b" fo:background-color="transparent" loext:char-shading-value="0"/>
    </style:style>
    <style:style style:name="T7" style:family="text">
      <style:text-properties fo:color="#000000" style:font-name="Droid Sans Mono" fo:font-size="10.5pt" fo:font-weight="normal" officeooo:rsid="000a0fb7" fo:background-color="transparent" loext:char-shading-value="0"/>
    </style:style>
    <style:style style:name="T8" style:family="text">
      <style:text-properties fo:color="#000000" style:font-name="Droid Sans Mono" fo:font-size="10.5pt" fo:font-weight="normal" officeooo:rsid="000a6968" fo:background-color="transparent" loext:char-shading-value="0"/>
    </style:style>
    <style:style style:name="T9" style:family="text">
      <style:text-properties fo:color="#000000" style:font-name="Droid Sans Mono" fo:font-size="10.5pt" fo:font-weight="normal" officeooo:rsid="000b3e69" fo:background-color="transparent" loext:char-shading-value="0"/>
    </style:style>
    <style:style style:name="T10" style:family="text">
      <style:text-properties fo:color="#000000" style:font-name="Droid Sans Mono" fo:font-size="10.5pt" fo:font-weight="bold" officeooo:rsid="0004610b" fo:background-color="transparent" loext:char-shading-value="0"/>
    </style:style>
    <style:style style:name="T11" style:family="text">
      <style:text-properties fo:color="#000000" style:font-name="Droid Sans Mono" fo:font-size="10.5pt" fo:font-weight="bold" fo:background-color="transparent" loext:char-shading-value="0"/>
    </style:style>
    <style:style style:name="T12" style:family="text">
      <style:text-properties fo:color="#000000" style:font-name="Droid Sans Mono" fo:font-size="10.5pt" fo:font-weight="bold" officeooo:rsid="00063ca8" fo:background-color="transparent" loext:char-shading-value="0"/>
    </style:style>
    <style:style style:name="T13" style:family="text">
      <style:text-properties fo:color="#000000" style:font-name="Droid Sans Mono" fo:font-size="10.5pt" fo:font-weight="bold" officeooo:rsid="00068fc1" fo:background-color="transparent" loext:char-shading-value="0"/>
    </style:style>
    <style:style style:name="T14" style:family="text">
      <style:text-properties fo:color="#000000" officeooo:rsid="00063ca8" fo:background-color="transparent" loext:char-shading-value="0"/>
    </style:style>
    <style:style style:name="T15" style:family="text">
      <style:text-properties fo:color="#000000" officeooo:rsid="000701ba" fo:background-color="transparent" loext:char-shading-value="0"/>
    </style:style>
    <style:style style:name="T16" style:family="text">
      <style:text-properties officeooo:rsid="00063ca8"/>
    </style:style>
    <style:style style:name="T17" style:family="text">
      <style:text-properties officeooo:rsid="00068fc1"/>
    </style:style>
    <style:style style:name="T18" style:family="text">
      <style:text-properties officeooo:rsid="000701ba"/>
    </style:style>
    <style:style style:name="T19" style:family="text">
      <style:text-properties officeooo:rsid="000a6968"/>
    </style:style>
    <style:style style:name="T20" style:family="text">
      <style:text-properties officeooo:rsid="000b3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P2 <text:span text:style-name="T1">2C 2020</text:span></text:p>
      <text:p text:style-name="P6"/>
      <text:p text:style-name="P6"><text:span text:style-name="T1">Alumnos: Sebastian </text:span>Aznarez <text:span text:style-name="T1">y Maximo </text:span>Santoro.</text:p>
      <text:p text:style-name="P5"/>
      <text:p text:style-name="P7">Corrector: Ezequiel Genender.</text:p>
      <text:p text:style-name="P5"/>
      <text:p text:style-name="P15">Para poder implementar todo lo pedido en la consigna tuvimos que hacer uso de varias estructuras de datos que fuimos viendo a lo largo de toda la cursada. Desde una Pila hasta un Heap de minimos. </text:p>
      <text:p text:style-name="P15"/>
      <text:p text:style-name="P15">Decidimos separar el informe en pequenas partes que el programa debe ejectutar en orden para poder resolver los problemas presentados en el enunciado, de una manera eficiente y cumpliendo con las restricciones de complejidad. </text:p>
      <text:p text:style-name="P12"><text:span text:style-name="T3"/></text:p>
      <text:p text:style-name="P2"><text:span text:style-name="T12">Li</text:span><text:span text:style-name="T11">sta de espera </text:span><text:span text:style-name="T13">(“lista_esp_t”)</text:span></text:p>
      <text:p text:style-name="P2"><text:span text:style-name="T11"/></text:p>
      <text:p text:style-name="P10"><text:span text:style-name="T2">Para loggear todos los pacientes vamos a usar un nuevo TDA "lista de espera" (“lista_esp_</text:span><text:span text:style-name="T17">t”</text:span><text:span text:style-name="T2">). Este TDA consiste en una Cola para almacenar los pacientes urgentes, y un Heap de minimos para almacenar los pacientes regulares. En el primer caso es trivial el uso de la Cola, ya que los turnos urgentes se ordenan en orden de llegada. Por otro lado, para los pacientes regulares se usa un Heap de minimos. Se elige esta estructura de datos ya que la prioridad para la asignacion del turno sera dada a partir de la antiguedad que tengan como clientes del hospital, </text:span><text:span text:style-name="T17">por lo que se ira siempre desencolando al que tenga el ano mas chico. </text:span></text:p>
      <text:p text:style-name="P9"><text:span text:style-name="T3"/></text:p>
      <text:p text:style-name="P1"><text:span text:style-name="T10">C</text:span><text:span text:style-name="T11">arga de </text:span><text:span text:style-name="T12">CSV</text:span></text:p>
      <text:p text:style-name="P12"/>
      <text:p text:style-name="P1"><text:span text:style-name="T5">La carga de los dos csvs se </text:span><text:span text:style-name="T6">hace</text:span><text:span text:style-name="T5"> de la siguiente forma:</text:span></text:p>
      <text:p text:style-name="P1"><text:span text:style-name="T5"/></text:p>
      <text:p text:style-name="P18"><text:span text:style-name="T5">Carga de doctores:</text:span></text:p>
      <text:p text:style-name="P18"><text:span text:style-name="T5"/></text:p>
      <text:p text:style-name="P4"><text:span text:style-name="T8">Para almacenar la informacion de cada doctor, usamos una estructura “doctor_t”, que almacena su nombre en una cadena, </text:span><text:span text:style-name="T9">su especialidad en otra y</text:span><text:span text:style-name="T8"> un size_t con su </text:span><text:span text:style-name="T9">cantidad de pacientes atendidos.</text:span></text:p>
      <text:p text:style-name="P18"><text:span text:style-name="T5"/></text:p>
      <text:p text:style-name="P14"><text:span text:style-name="T2">Primero se leen los doctores, y </text:span><text:span text:style-name="T16">aqui decidimos usar 2 estructuras distintas para 2 usos distintos. Primero,</text:span><text:span text:style-name="T2"> la estructura que decidimos usar para almacenar los doctores, fue un ABB. Esto debido a que es una forma eficaz de guardarlos de una forma alfabeticamente ordenada, cosa que despues nos va a ser muy util para cuando nos pidan el informe (en el comando numero 3) <text:s/>y poder buscar rapido, </text:span><text:span text:style-name="T18">o sea, O(d) en caso de ser todos los doctores y O(log d) en caso de ser un rango mas acotado de doctores. </text:span><text:span text:style-name="T19">Guardamos cada doctor con su nombre como clave, y su respectiva estructura “doctor_t” como dato. </text:span></text:p>
      <text:p text:style-name="P14"/>
      <text:p text:style-name="P3"><text:span text:style-name="T15">Lu</text:span><text:span text:style-name="T14">ego usamos un Hash para guardar cada especialidad con el nombre de la especialidad como clave y una lista de espera como dato para cada especialidad. </text:span><text:span text:style-name="T15">Para que el pedido de turno sea en O(1) para los urgentes, y O(log n) en caso de ser pacientes regulares. </text:span></text:p>
      <text:p text:style-name="P13"/>
      <text:p text:style-name="P16">Carga de pacientes:</text:p>
      <text:p text:style-name="P16"/>
      <text:p text:style-name="P17">Para almacenar la informacion de cada paciente, usamos una estructura “paciente_t”, que almacena su nombre en una cadena, un size_t con su ano de entrada a la clinica</text:p>
      <text:p text:style-name="P12"><text:span text:style-name="T4"/></text:p>
      <text:p text:style-name="P1"><text:soft-page-break/><text:span text:style-name="T7">Una vez leidos los doctores, </text:span><text:span text:style-name="T5">se leera</text:span><text:span text:style-name="T7">n</text:span><text:span text:style-name="T5"> </text:span><text:span text:style-name="T7">todos los pacientes. Primero recibiendo una lista desde “csv_crear_estructura”, de la lista, los ingre</text:span><text:span text:style-name="T5">sa</text:span><text:span text:style-name="T7">mos</text:span><text:span text:style-name="T5"> en un hash, usando su nombre como clave, y </text:span><text:span text:style-name="T8">la estructura “paciente_t”</text:span></text:p>
      <text:p text:style-name="P19"><text:line-break/></text:p>
      <text:p text:style-name="P8"/>
      <text:p text:style-name="P19"><text:line-break/></text:p>
      <text:p text:style-name="P5">#### `pedir turno`</text:p>
      <text:p text:style-name="P12"/>
      <text:p text:style-name="P8">TURNOS - [HASH]</text:p>
      <text:p text:style-name="P12"/>
      <text:p text:style-name="P8">Habra otro hash de turnos con cada especialidad como clave, y como dato, una lista de espera. </text:p>
      <text:p text:style-name="P12"/>
      <text:p text:style-name="P8">Cuando se reciba un nombre de paciente, la especialidad y la urgencia, se buscara en el hash de pacientes con su nombre. Luego se entrara al hash de turnos con la dicha especialidad, y dependiendo de su urgencia se ingresara a su respectiva estructura. </text:p>
      <text:p text:style-name="P19"><text:line-break/></text:p>
      <text:p text:style-name="P5">#### `atender siguiente`</text:p>
      <text:p text:style-name="P12"/>
      <text:p text:style-name="P8">ATENDIDOS - [ABB]</text:p>
      <text:p text:style-name="P12"/>
      <text:p text:style-name="P8">Habra un ABB con strcmp de funcion de comparacion en el que se ingresara cada doctor que haya atendido a por lo menos un paciente. Se usara el nombre del Doctor como clave, y como dato la cantidad de pacientes atendidos. </text:p>
      <text:p text:style-name="P19"><text:line-break/></text:p>
      <text:p text:style-name="P5">#### `informe doctores`</text:p>
      <text:p text:style-name="P12"/>
      <text:p text:style-name="P8">Se usara el ABB de atendidos para printear en orden alfabetico cada doctor con su respectivo numero de pacientes atendidos.</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2T18:20:00.966318699</meta:creation-date>
    <dc:date>2021-02-12T18:54:01.614317232</dc:date>
    <meta:editing-duration>PT23M16S</meta:editing-duration>
    <meta:editing-cycles>10</meta:editing-cycles>
    <meta:generator>LibreOffice/6.4.6.2$Linux_X86_64 LibreOffice_project/40$Build-2</meta:generator>
    <meta:document-statistic meta:table-count="0" meta:image-count="0" meta:object-count="0" meta:page-count="2" meta:paragraph-count="29" meta:word-count="602" meta:character-count="3493" meta:non-whitespace-character-count="2903"/>
  </office:meta>
</office:document-meta>
</file>